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style:paragraph-properties fo:text-align="center"/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9.525cm" svg:height="1.27cm" svg:x="1cm" svg:y="9.255cm">
          <text:p text:style-name="P1">Programming Language</text:p>
        </draw:rect>
        <draw:rect draw:style-name="gr1" draw:text-style-name="P1" draw:layer="layout" svg:width="4.445cm" svg:height="1.905cm" svg:x="6.08cm" svg:y="6.715cm">
          <text:p text:style-name="P1">Data</text:p>
          <text:p text:style-name="P1">Definitions</text:p>
        </draw:rect>
        <draw:rect draw:style-name="gr1" draw:text-style-name="P1" draw:layer="layout" svg:width="4.445cm" svg:height="1.905cm" svg:x="1cm" svg:y="6.715cm">
          <text:p text:style-name="P1">Client</text:p>
          <text:p text:style-name="P1">Program</text:p>
        </draw:rect>
        <draw:rect draw:style-name="gr1" draw:text-style-name="P1" draw:layer="layout" svg:width="4.445cm" svg:height="1.905cm" svg:x="6.08cm" svg:y="4.175cm">
          <text:p text:style-name="P1">Data</text:p>
          <text:p text:style-name="P1">Instances</text:p>
        </draw:rect>
        <draw:rect draw:style-name="gr1" draw:text-style-name="P1" draw:layer="layout" svg:width="4.445cm" svg:height="1.905cm" svg:x="1cm" svg:y="4.175cm">
          <text:p text:style-name="P1">Process</text:p>
        </draw:rect>
        <draw:custom-shape draw:style-name="gr2" draw:text-style-name="P1" draw:layer="layout" svg:width="1.27cm" svg:height="1.27cm" svg:x="2.705cm" svg:y="5.5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svg:x="7.45cm" svg:y="5.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draw:transform="rotate (1.5707963267946) translate (5.01cm 5.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svg:x="2.706cm" svg:y="8.2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svg:x="7.451cm" svg:y="8.3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4.445cm" svg:height="1.905cm" svg:x="17.51cm" svg:y="5.445cm">
          <text:p text:style-name="P1">Data</text:p>
          <text:p text:style-name="P1">Definitions</text:p>
        </draw:rect>
        <draw:rect draw:style-name="gr1" draw:text-style-name="P1" draw:layer="layout" svg:width="4.445cm" svg:height="1.905cm" svg:x="12.43cm" svg:y="5.445cm">
          <text:p text:style-name="P1">Client</text:p>
          <text:p text:style-name="P1">Program</text:p>
        </draw:rect>
        <draw:rect draw:style-name="gr1" draw:text-style-name="P1" draw:layer="layout" svg:width="9.525cm" svg:height="1.905cm" svg:x="17.51cm" svg:y="2.905cm">
          <text:p text:style-name="P1">Data</text:p>
          <text:p text:style-name="P1">Instances</text:p>
        </draw:rect>
        <draw:rect draw:style-name="gr1" draw:text-style-name="P1" draw:layer="layout" svg:width="4.445cm" svg:height="1.905cm" svg:x="12.43cm" svg:y="2.905cm">
          <text:p text:style-name="P1">Process</text:p>
        </draw:rect>
        <draw:custom-shape draw:style-name="gr2" draw:text-style-name="P1" draw:layer="layout" svg:width="1.27cm" svg:height="1.27cm" svg:x="14.135cm" svg:y="4.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svg:x="18.8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1.27cm" draw:transform="rotate (1.5707963267946) translate (16.44cm 4.6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4.445cm" svg:height="1.905cm" svg:x="22.511cm" svg:y="5.446cm">
          <text:p text:style-name="P1">Data Definition</text:p>
          <text:p text:style-name="P1">Mechanisms</text:p>
        </draw:rect>
        <draw:custom-shape draw:style-name="gr2" draw:text-style-name="P1" draw:layer="layout" svg:width="1.27cm" svg:height="1.27cm" svg:x="23.98cm" svg:y="4.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2" draw:layer="layout" svg:width="2.092cm" svg:height="1.493cm" svg:x="17.51cm" svg:y="7.856cm">
          <text:p text:style-name="P2">Meta Data</text:p>
          <text:p text:style-name="P2">Definitions</text:p>
        </draw:rect>
        <draw:custom-shape draw:style-name="gr2" draw:text-style-name="P2" draw:layer="layout" svg:width="0.597cm" svg:height="0.996cm" svg:x="18.155cm" svg:y="7.0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2" draw:layer="layout" svg:width="2.092cm" svg:height="1.494cm" svg:x="19.863cm" svg:y="7.856cm">
          <text:p text:style-name="P2">(Meta) Data </text:p>
          <text:p text:style-name="P2">Definition</text:p>
          <text:p text:style-name="P2">Mechanisms</text:p>
        </draw:rect>
        <draw:custom-shape draw:style-name="gr2" draw:text-style-name="P2" draw:layer="layout" svg:width="0.597cm" svg:height="0.996cm" svg:x="20.555cm" svg:y="7.0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3" draw:layer="layout" svg:width="1.028cm" svg:height="0.767cm" svg:x="17.51cm" svg:y="9.567cm">
          <text:p text:style-name="P3">Meta Data</text:p>
          <text:p text:style-name="P3">Definitions</text:p>
        </draw:rect>
        <draw:custom-shape draw:style-name="gr2" draw:text-style-name="P3" draw:layer="layout" svg:width="0.294cm" svg:height="0.512cm" svg:x="17.826cm" svg:y="9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3" draw:layer="layout" svg:width="1.028cm" svg:height="0.768cm" svg:x="18.666cm" svg:y="9.567cm">
          <text:p text:style-name="P3">(Meta) Data </text:p>
          <text:p text:style-name="P3">Definition</text:p>
          <text:p text:style-name="P3">Mechanisms</text:p>
        </draw:rect>
        <draw:custom-shape draw:style-name="gr2" draw:text-style-name="P3" draw:layer="layout" svg:width="0.294cm" svg:height="0.512cm" svg:x="19.006cm" svg:y="9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14.605cm" svg:height="1.27cm" svg:x="12.43cm" svg:y="10.62cm">
          <text:p text:style-name="P1">Programming Language</text:p>
        </draw:rect>
        <draw:custom-shape draw:style-name="gr2" draw:text-style-name="P1" draw:layer="layout" svg:width="1.27cm" svg:height="3.91cm" svg:x="23.86cm" svg:y="7.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0.294cm" svg:height="0.512cm" svg:x="19.026cm" svg:y="10.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1.27cm" svg:height="3.91cm" svg:x="14.136cm" svg:y="7.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draw:layer="layout" svg:width="0.597cm" svg:height="1.776cm" svg:x="20.556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" draw:text-style-name="P1" draw:layer="layout" svg:x1="11.16cm" svg:y1="2.94cm" svg:x2="11.16cm" svg:y2="11.795cm">
          <text:p/>
        </draw:lin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William Cook</meta:initial-creator>
    <meta:creation-date>2011-10-30T11:41:04</meta:creation-date>
    <dc:date>2011-10-30T12:02:28</dc:date>
    <dc:creator>William Cook</dc:creator>
    <meta:editing-duration>PT5M43S</meta:editing-duration>
    <meta:editing-cycles>1</meta:editing-cycles>
    <meta:document-statistic meta:object-count="33"/>
    <meta:generator>OpenOffice.org/3.3$Unix OpenOffice.org_project/330m20$Build-9567</meta:generator>
  </office:meta>
</office:document-meta>
</file>